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style:font-name="Arial" officeooo:rsid="001d1041" officeooo:paragraph-rsid="001d1041"/>
    </style:style>
    <style:style style:name="P2" style:family="paragraph" style:parent-style-name="Standard">
      <style:text-properties style:font-name="Arial" officeooo:rsid="001d1041" officeooo:paragraph-rsid="001d1041"/>
    </style:style>
    <style:style style:name="P3" style:family="paragraph" style:parent-style-name="Standard">
      <style:text-properties style:font-name="Arial" officeooo:rsid="001d1041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05d93b" officeooo:paragraph-rsid="001d1041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loext:opacity="100%" style:text-line-through-style="none" style:text-line-through-type="none" style:font-name="Arial" fo:font-size="11.5pt" style:text-underline-style="none" fo:font-weight="normal" officeooo:rsid="001d1041" officeooo:paragraph-rsid="001d1041" style:font-size-asian="11.5pt" style:font-weight-asian="normal"/>
    </style:style>
    <style:style style:name="P6" style:family="paragraph" style:parent-style-name="Standard">
      <style:text-properties fo:color="#000000" loext:opacity="100%" style:text-line-through-style="none" style:text-line-through-type="none" style:font-name="Arial" fo:font-size="11.5pt" style:text-underline-style="none" fo:font-weight="normal" officeooo:rsid="001d1041" officeooo:paragraph-rsid="0027d6be" style:font-size-asian="11.5pt" style:font-weight-asian="normal"/>
    </style:style>
    <style:style style:name="P7" style:family="paragraph" style:parent-style-name="Default">
      <style:text-properties fo:color="#000000" loext:opacity="100%" style:text-line-through-style="none" style:text-line-through-type="none" style:font-name="Arial" fo:font-size="11.5pt" style:text-underline-style="none" fo:font-weight="bold" officeooo:rsid="001d1041" officeooo:paragraph-rsid="001d1041" style:font-size-asian="11.5pt" style:font-weight-asian="bold"/>
    </style:style>
    <style:style style:name="P8" style:family="paragraph" style:parent-style-name="Standard">
      <style:text-properties fo:color="#0062c4" loext:opacity="100%" style:font-name="Arial" officeooo:rsid="001fb6f0" officeooo:paragraph-rsid="001fb6f0"/>
    </style:style>
    <style:style style:name="P9" style:family="paragraph" style:parent-style-name="Standard">
      <style:text-properties fo:color="#0062c4" loext:opacity="100%" style:font-name="Arial" officeooo:rsid="001fb6f0" officeooo:paragraph-rsid="001fc875"/>
    </style:style>
    <style:style style:name="P10" style:family="paragraph" style:parent-style-name="Standard">
      <style:text-properties fo:color="#0062c4" loext:opacity="100%" style:font-name="Arial" officeooo:rsid="001d1041" officeooo:paragraph-rsid="001d1041"/>
    </style:style>
    <style:style style:name="P11" style:family="paragraph" style:parent-style-name="Standard">
      <style:text-properties fo:color="#0062c4" loext:opacity="100%" style:text-line-through-style="none" style:text-line-through-type="none" style:font-name="Arial" fo:font-size="11.5pt" style:text-underline-style="none" fo:font-weight="normal" officeooo:rsid="002b0be1" officeooo:paragraph-rsid="002c8b79" style:font-size-asian="11.5pt" style:font-weight-asian="normal"/>
    </style:style>
    <style:style style:name="P12" style:family="paragraph" style:parent-style-name="Standard">
      <style:text-properties fo:color="#0062c4" loext:opacity="100%" style:text-line-through-style="none" style:text-line-through-type="none" style:font-name="Arial" fo:font-size="11.5pt" style:text-underline-style="none" fo:font-weight="normal" officeooo:rsid="002b0be1" officeooo:paragraph-rsid="002b0be1" style:font-size-asian="11.5pt" style:font-weight-asian="normal"/>
    </style:style>
    <style:style style:name="P13" style:family="paragraph" style:parent-style-name="Standard">
      <style:text-properties fo:color="#0062c4" loext:opacity="100%" style:text-line-through-style="none" style:text-line-through-type="none" style:font-name="Arial" fo:font-size="11.5pt" style:text-underline-style="none" fo:font-weight="normal" officeooo:rsid="002c8b79" officeooo:paragraph-rsid="002c8b79" style:font-size-asian="11.5pt" style:font-weight-asian="normal"/>
    </style:style>
    <style:style style:name="P14" style:family="paragraph" style:parent-style-name="Default">
      <style:text-properties style:text-line-through-style="none" style:text-line-through-type="none" style:font-name="Arial" fo:font-size="11.5pt" style:text-underline-style="none" fo:font-weight="normal" style:font-size-asian="11.5pt" style:font-weight-asian="normal"/>
    </style:style>
    <style:style style:name="P15" style:family="paragraph" style:parent-style-name="Default">
      <style:text-properties style:text-line-through-style="none" style:text-line-through-type="none" style:font-name="Arial" fo:font-size="11.5pt" style:text-underline-style="none" fo:font-weight="normal" officeooo:paragraph-rsid="0027d6be" style:font-size-asian="11.5pt" style:font-weight-asian="normal"/>
    </style:style>
    <style:style style:name="P16" style:family="paragraph" style:parent-style-name="Default">
      <style:text-properties style:text-line-through-style="none" style:text-line-through-type="none" style:font-name="Arial" fo:font-size="11.5pt" style:text-underline-style="none" fo:font-weight="normal" officeooo:paragraph-rsid="002a53be" style:font-size-asian="11.5pt" style:font-weight-asian="normal"/>
    </style:style>
    <style:style style:name="P17" style:family="paragraph" style:parent-style-name="Standard">
      <style:text-properties fo:color="#485056" loext:opacity="100%" style:text-line-through-style="none" style:text-line-through-type="none" style:font-name="Arial" fo:font-size="11.5pt" style:text-underline-style="none" fo:font-weight="normal" officeooo:rsid="001d1041" officeooo:paragraph-rsid="001d1041" style:font-size-asian="11.5pt" style:font-weight-asian="normal"/>
    </style:style>
    <style:style style:name="P18" style:family="paragraph" style:parent-style-name="Default">
      <style:text-properties fo:color="#dc0000" loext:opacity="100%" style:text-line-through-style="none" style:text-line-through-type="none" style:font-name="Arial" fo:font-size="11.5pt" style:text-underline-style="none" fo:font-weight="normal" officeooo:rsid="0027d428" style:font-size-asian="11.5pt" style:font-weight-asian="normal"/>
    </style:style>
    <style:style style:name="P19" style:family="paragraph" style:parent-style-name="Default">
      <style:text-properties fo:color="#dc0000" loext:opacity="100%" style:text-line-through-style="none" style:text-line-through-type="none" style:font-name="Arial" fo:font-size="11.5pt" style:text-underline-style="none" fo:font-weight="normal" officeooo:rsid="00294793" style:font-size-asian="11.5pt" style:font-weight-asian="normal"/>
    </style:style>
    <style:style style:name="P20" style:family="paragraph" style:parent-style-name="Default">
      <style:text-properties fo:color="#72e400" loext:opacity="100%" style:text-line-through-style="none" style:text-line-through-type="none" style:font-name="Arial" fo:font-size="11.5pt" style:text-underline-style="none" fo:font-weight="normal" officeooo:rsid="0027d428" officeooo:paragraph-rsid="0027d6be" style:font-size-asian="11.5pt" style:font-weight-asian="normal"/>
    </style:style>
    <style:style style:name="P21" style:family="paragraph" style:parent-style-name="Standard">
      <style:text-properties fo:color="#72e400" loext:opacity="100%" style:text-line-through-style="none" style:text-line-through-type="none" style:font-name="Arial" fo:font-size="11.5pt" style:text-underline-style="none" fo:font-weight="normal" officeooo:rsid="0027d428" officeooo:paragraph-rsid="0027d6be" style:font-size-asian="11.5pt" style:font-weight-asian="normal"/>
    </style:style>
    <style:style style:name="P22" style:family="paragraph" style:parent-style-name="Standard">
      <style:text-properties style:use-window-font-color="true" loext:opacity="0%" style:text-line-through-style="none" style:text-line-through-type="none" style:font-name="Arial" fo:font-size="11.5pt" style:text-underline-style="none" fo:font-weight="normal" officeooo:rsid="002c8b79" officeooo:paragraph-rsid="002c8b79" style:font-size-asian="11.5pt" style:font-weight-asian="normal"/>
    </style:style>
    <style:style style:name="P23" style:family="paragraph" style:parent-style-name="Standard">
      <style:text-properties style:use-window-font-color="true" loext:opacity="0%" style:font-name="Arial" officeooo:rsid="001d1041" officeooo:paragraph-rsid="001d1041"/>
    </style:style>
    <style:style style:name="P24" style:family="paragraph" style:parent-style-name="Standard">
      <style:text-properties style:font-name="Arial" officeooo:rsid="001d1041" officeooo:paragraph-rsid="001d1041"/>
    </style:style>
    <style:style style:name="P25" style:family="paragraph" style:parent-style-name="Standard">
      <style:text-properties fo:color="#0062c4" loext:opacity="100%" style:font-name="Arial" officeooo:rsid="002e798a" officeooo:paragraph-rsid="002e798a"/>
    </style:style>
    <style:style style:name="T1" style:family="text">
      <style:text-properties officeooo:rsid="001e4624"/>
    </style:style>
    <style:style style:name="T2" style:family="text">
      <style:text-properties fo:font-size="11.5pt" fo:font-weight="bold" style:font-size-asian="11.5pt" style:font-weight-asian="bold"/>
    </style:style>
    <style:style style:name="T3" style:family="text">
      <style:text-properties fo:color="#62c400" loext:opacity="100%"/>
    </style:style>
    <style:style style:name="T4" style:family="text">
      <style:text-properties fo:color="#62c400" loext:opacity="100%" fo:font-size="11.5pt" fo:font-weight="bold" style:font-size-asian="11.5pt" style:font-weight-asian="bold"/>
    </style:style>
    <style:style style:name="T5" style:family="text">
      <style:text-properties fo:color="#62c400" loext:opacity="100%" officeooo:rsid="0027d428"/>
    </style:style>
    <style:style style:name="T6" style:family="text">
      <style:text-properties fo:color="#62c400" loext:opacity="100%" officeooo:rsid="002e798a"/>
    </style:style>
    <style:style style:name="T7" style:family="text">
      <style:text-properties fo:color="#dc0000" loext:opacity="100%" fo:font-size="11.5pt" fo:font-weight="bold" style:font-size-asian="11.5pt" style:font-weight-asian="bold"/>
    </style:style>
    <style:style style:name="T8" style:family="text">
      <style:text-properties fo:color="#dc0000" loext:opacity="100%" officeooo:rsid="0027d428"/>
    </style:style>
    <style:style style:name="T9" style:family="text">
      <style:text-properties fo:color="#dc0000" loext:opacity="100%" officeooo:rsid="0029479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e53c" style:font-weight-asian="bold" style:font-weight-complex="bold"/>
    </style:style>
    <style:style style:name="T12" style:family="text">
      <style:text-properties officeooo:rsid="0021cea7"/>
    </style:style>
    <style:style style:name="T13" style:family="text">
      <style:text-properties fo:color="#0062c4" loext:opacity="100%"/>
    </style:style>
    <style:style style:name="T14" style:family="text">
      <style:text-properties fo:color="#0062c4" loext:opacity="100%" fo:font-weight="bold" officeooo:rsid="0021e53c" style:font-weight-asian="bold" style:font-weight-complex="bold"/>
    </style:style>
    <style:style style:name="T15" style:family="text">
      <style:text-properties fo:color="#0062c4" loext:opacity="100%" officeooo:rsid="00294793"/>
    </style:style>
    <style:style style:name="T16" style:family="text">
      <style:text-properties fo:color="#0062c4" loext:opacity="100%" officeooo:rsid="002a53be"/>
    </style:style>
    <style:style style:name="T17" style:family="text">
      <style:text-properties fo:color="#0062c4" loext:opacity="100%" officeooo:rsid="002e798a"/>
    </style:style>
    <style:style style:name="T18" style:family="text">
      <style:text-properties officeooo:rsid="0027d428"/>
    </style:style>
    <style:style style:name="T19" style:family="text">
      <style:text-properties fo:color="#72e400" loext:opacity="100%" officeooo:rsid="0027d428"/>
    </style:style>
    <style:style style:name="T20" style:family="text">
      <style:text-properties fo:color="#000000" loext:opacity="100%" officeooo:rsid="0027d6be"/>
    </style:style>
    <style:style style:name="T21" style:family="text">
      <style:text-properties style:use-window-font-color="true" loext:opacity="0%"/>
    </style:style>
    <style:style style:name="T22" style:family="text">
      <style:text-properties style:use-window-font-color="true" loext:opacity="0%" officeooo:rsid="00294793"/>
    </style:style>
    <style:style style:name="T2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officeooo:rsid="00294793"/>
    </style:style>
    <style:style style:name="T25" style:family="text">
      <style:text-properties officeooo:rsid="002a53be"/>
    </style:style>
    <style:style style:name="T26" style:family="text">
      <style:text-properties officeooo:rsid="002aed1a"/>
    </style:style>
    <style:style style:name="T27" style:family="text">
      <style:text-properties officeooo:rsid="002c8b79"/>
    </style:style>
    <style:style style:name="T28" style:family="text">
      <style:text-properties officeooo:rsid="002e798a"/>
    </style:style>
    <style:style style:name="T29" style:family="text">
      <style:text-properties fo:color="#3b7600" loext:opacity="100%"/>
    </style:style>
    <style:style style:name="T30" style:family="text">
      <style:text-properties fo:color="#4f9e00" loext:opacity="100%"/>
    </style:style>
    <style:style style:name="T31" style:family="text">
      <style:text-properties fo:color="#4f9e00" loext:opacity="100%" officeooo:rsid="002e79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rega tema <text:span text:style-name="T1">5</text:span> – Formación y Orientación Laboral</text:p>
      <text:p text:style-name="P3"/>
      <text:p text:style-name="P2"><text:span text:style-name="T10">CUESTIONES CORTAS:</text:span><text:line-break/></text:p>
      <text:p text:style-name="P2">1. La Jurisprudencia es …(1 puntos)</text:p>
      <text:p text:style-name="P8"><text:span text:style-name="T12">La interpretación de las normas y leyes por parte de los altos tribunales</text:span>.</text:p>
      <text:p text:style-name="P2"/>
      <text:p text:style-name="P2">2. Tres actividades excluidas de la legislación laboral...(1 puntos)</text:p>
      <text:p text:style-name="P9"><text:span text:style-name="T12">Funcionariado público, autónomos, vendedores comisionados</text:span>.</text:p>
      <text:p text:style-name="P2"/>
      <text:p text:style-name="P2">3. Principio general del Derecho “Condición más beneficiosa” (1 puntos)</text:p>
      <text:p text:style-name="P9"><text:span text:style-name="T12">En caso de que una nueva norma establezca peores condiciones para un trabajador, se mantendrán las que por contrato viniera disfrutando</text:span>.</text:p>
      <text:p text:style-name="P2"/>
      <text:p text:style-name="P2"/>
      <text:p text:style-name="P2"><text:span text:style-name="T10">TEST DE REPASO (3 puntos) </text:span><text:span text:style-name="T11">(</text:span><text:span text:style-name="T14">Respuesta correcta y justificaciones en azul</text:span><text:span text:style-name="T11">).</text:span><text:line-break/></text:p>
      <text:p text:style-name="P2">1. De los siguientes derechos, señala cuáles están considerados por la Constitución española de 1978 como derechos fundamentales:</text:p>
      <text:p text:style-name="P2">a) Derecho al trabajo y a un salario.</text:p>
      <text:p text:style-name="P10">b) Derecho a la huelga y a la libertad sindical.</text:p>
      <text:p text:style-name="P2">c) Derecho a descansar un día y medio a la semana.</text:p>
      <text:p text:style-name="P2">d) Derecho a la ocupación efectiva.<text:line-break/></text:p>
      <text:p text:style-name="P2">2. Indica a qué tipo de derechos se refiere la Constitución cuando habla de derecho a la negociación colectiva, a un salario justo y derecho a la libertad de empresa.</text:p>
      <text:p text:style-name="P10">a) Derechos y libertades de los ciudadanos.</text:p>
      <text:p text:style-name="P2">b) Derechos fundamentales.</text:p>
      <text:p text:style-name="P2">c) Derechos económicos.</text:p>
      <text:p text:style-name="P2">d) La Constitución no recoge ese tipo de derechos.<text:line-break/></text:p>
      <text:p text:style-name="P2">3. En caso de conflicto de normas, ¿cuál de las siguientes prevalecerá?</text:p>
      <text:p text:style-name="P2">a) Un tratado internacional.</text:p>
      <text:p text:style-name="P2">b) Una ley interna.</text:p>
      <text:p text:style-name="P2">c) Un convenio colectivo.</text:p>
      <text:p text:style-name="P2"><text:span text:style-name="T13">d) La norma más favorable en cada caso.</text:span><text:line-break/></text:p>
      <text:p text:style-name="P2">4. ¿En virtud de qué principio en los contratos de trabajo no se pueden empeorar las condiciones establecidas en los convenios colectivos?</text:p>
      <text:p text:style-name="P10">a) Principio de norma mínima.</text:p>
      <text:p text:style-name="P2">b) Principio de norma más favorable.</text:p>
      <text:p text:style-name="P2">c) Principio de condición más beneficiosa.</text:p>
      <text:p text:style-name="P2">d) Principio de irrenunciabilidad de derechos.<text:line-break/></text:p>
      <text:p text:style-name="P2">5. ¿Puede renunciar un trabajador a los derechos reconocidos en su contrato de trabajo?</text:p>
      <text:p text:style-name="P2">a) Sí, pero a cambio de dinero.</text:p>
      <text:p text:style-name="P2">b) Sí, cuando así lo disponga el convenio colectivo.</text:p>
      <text:p text:style-name="P2">c) Sí, siempre que no sean derechos que tengan carácter irrenunciable.</text:p>
      <text:p text:style-name="P10">d) No, por el principio de irrenunciabilidad de derechos.</text:p>
      <text:p text:style-name="P2"/>
      <text:p text:style-name="P2"/>
      <text:p text:style-name="P2"/>
      <text:p text:style-name="P2"><text:soft-page-break/>6. Señala cuál de las siguientes fuentes del Derecho del Trabajo no es una norma de procedencia interna:</text:p>
      <text:p text:style-name="P10">a) Directiva.</text:p>
      <text:p text:style-name="P2">b) Convenio colectivo.</text:p>
      <text:p text:style-name="P2">c) Ley orgánica.</text:p>
      <text:p text:style-name="P2">d) Decreto-ley.</text:p>
      <text:p text:style-name="P2"/>
      <text:p text:style-name="P2">7. El principio de condición más beneficiosa implica:</text:p>
      <text:p text:style-name="P2">a) Que se aplicará la norma más favorable para el trabajador.</text:p>
      <text:p text:style-name="P2">b) Que el trabajador puede renunciar a los derechos que quiera.</text:p>
      <text:p text:style-name="P2">c) Que los jueces aplicarán la norma que más favorezca al empresario.</text:p>
      <text:p text:style-name="P10">d) Que los derechos adquiridos por el trabajador por contrato de trabajo no se pierden aunque cambien las leyes o convenios colectivos.</text:p>
      <text:p text:style-name="P2"/>
      <text:p text:style-name="P2">8. En el supuesto de que existan dos o más normas aplicables a un caso concreto, se aplicará:</text:p>
      <text:p text:style-name="P2">a) La de mayor rango.</text:p>
      <text:p text:style-name="P2">b) El convenio colectivo.</text:p>
      <text:p text:style-name="P10">c) La más favorable al trabajador.</text:p>
      <text:p text:style-name="P2">d) La más favorable al trabajador en su conjunto y en su cómputo anual.</text:p>
      <text:p text:style-name="P2"/>
      <text:p text:style-name="P2">9. Señala cuál de las siguientes situaciones está excluida del Derecho Laboral:</text:p>
      <text:p text:style-name="P2">a) Un auxiliar de clínica que está contratado en un hospital. <text:span text:style-name="T28">(</text:span><text:span text:style-name="T31">Se entiende que es asalariado</text:span><text:span text:style-name="T28">).</text:span></text:p>
      <text:p text:style-name="P23">b) Un deportista profesional. <text:span text:style-name="T28">(</text:span><text:span text:style-name="T31">En principio es relación laboral especial</text:span><text:span text:style-name="T28">)</text:span></text:p>
      <text:p text:style-name="P10">c) Un representante de comercio.<text:span text:style-name="T21"> </text:span><text:span text:style-name="T22">(</text:span><text:span text:style-name="T24">Dependerá de si asume o no el riesgo</text:span><text:span text:style-name="T22">).</text:span></text:p>
      <text:p text:style-name="P2"><text:span text:style-name="T13">d) Un albañil contratado por una empresa para hacer una obra.</text:span> <text:span text:style-name="T28">(</text:span><text:span text:style-name="T17">Dependerá de si se tiene por asalariado o como autónomo</text:span><text:span text:style-name="T28">).</text:span></text:p>
      <text:p text:style-name="P2"/>
      <text:p text:style-name="P25">En esta pregunta podría haber más de una respuesta correcta según <text:span text:style-name="T30">contexto</text:span>.</text:p>
      <text:p text:style-name="P2"/>
      <text:p text:style-name="P2">10. Los trabajadores pueden desobedecer las órdenes del empresario...</text:p>
      <text:p text:style-name="P2">a) Si son peligrosas y suponen un grave riesgo para la salud.</text:p>
      <text:p text:style-name="P2">b) Cuando sean ilegales.</text:p>
      <text:p text:style-name="P2">c) Cuando afecten a su vida privada.</text:p>
      <text:p text:style-name="P10">d) Las tres respuestas son verdaderas.</text:p>
      <text:p text:style-name="P2"/>
      <text:p text:style-name="P2">11. De los siguientes hechos, indica cuáles serían juzgados en el ámbito de los tribunales laborales:</text:p>
      <text:p text:style-name="P2">a) Robo de un trabajador en su empresa.</text:p>
      <text:p text:style-name="P10">b) Despido disciplinario de un trabajador.</text:p>
      <text:p text:style-name="P2">c) Expediente disciplinario de un funcionario.</text:p>
      <text:p text:style-name="P2">d) Lesiones que comete un trabajador sobre otro.</text:p>
      <text:p text:style-name="P2"/>
      <text:p text:style-name="P2">12. El derecho a la libre circulación de trabajadores en la Unión Europea permite:</text:p>
      <text:p text:style-name="P2">a) Circular libremente en la mitad de los Estados de la Unión Europea.</text:p>
      <text:p text:style-name="P10">b) Circular libremente en todos los Estados de la Unión Europea.</text:p>
      <text:p text:style-name="P2">c) Crear una empresa en solo dos Estados de la Unión Europea.</text:p>
      <text:p text:style-name="P2">d) Todas las respuestas anteriores son verdaderas.</text:p>
      <text:p text:style-name="P2"/>
      <text:p text:style-name="P2"/>
      <text:p text:style-name="P2"/>
      <text:p text:style-name="P2"><text:soft-page-break/></text:p>
      <text:p text:style-name="P2"/>
      <text:p text:style-name="P1"><text:span text:style-name="T2">CUESTIONES Verdadero (</text:span><text:span text:style-name="T4">V</text:span><text:span text:style-name="T2">) o Falso (</text:span><text:span text:style-name="T7">F</text:span><text:span text:style-name="T2">) (1,5 puntos)<text:line-break/></text:span></text:p>
      <text:p text:style-name="P14"><text:span text:style-name="T5">V</text:span><text:span text:style-name="T18"> - </text:span>Las normas comunitarias de la Unión Europea son jerárquicamente superiores que la Constitución en España. <text:span text:style-name="T24">(</text:span><text:span text:style-name="T15">Aunque según la jurisprudencia no lo son ya que cualquier norma que entre en conflicto con la CE1987 será declarada inconstitucional, y por tanto nula</text:span><text:span text:style-name="T24">.)</text:span></text:p>
      <text:p text:style-name="P18"/>
      <text:p text:style-name="P14"><text:span text:style-name="T8">F</text:span><text:span text:style-name="T18"> - </text:span>Los derechos y libertades fundamentales de las personas, son regulados por leyes ordinarias. <text:span text:style-name="T25">(</text:span><text:span text:style-name="T16">Por leyes orgánicas</text:span><text:span text:style-name="T25">).</text:span></text:p>
      <text:p text:style-name="P19"/>
      <text:p text:style-name="P14"><text:span text:style-name="T9">F</text:span><text:span text:style-name="T18"> - </text:span>El Estatuto de los trabajadores es una ley orgánica. <text:span text:style-name="T25">(</text:span><text:span text:style-name="T16">Ley ordinaria</text:span><text:span text:style-name="T25">).</text:span></text:p>
      <text:p text:style-name="P14"/>
      <text:p text:style-name="P16"><text:span text:style-name="T5">V</text:span><text:span text:style-name="T25"> </text:span>- Los tribunales laborales en primera instancia son las Salas de lo Social de los Tribunales Superiores de Justicia de las Comunidades Autónomas.</text:p>
      <text:p text:style-name="P18"/>
      <text:p text:style-name="P14"><text:span text:style-name="T8">F</text:span><text:span text:style-name="T20"> - </text:span>El Poder ejecutivo (el gobierno) que es quién representa al pueblo, tiene la potestad normativa, es decir crear las normas. <text:span text:style-name="T25">(</text:span><text:span text:style-name="T16">Es el poder legislativo</text:span><text:span text:style-name="T25">).</text:span></text:p>
      <text:p text:style-name="P20"/>
      <text:p text:style-name="P15"><text:span text:style-name="T19">V </text:span>- El Poder judicial ejerce labores de control del cumplimiento de la legislación vigente.</text:p>
      <text:p text:style-name="P21"/>
      <text:p text:style-name="P6"><text:span text:style-name="T19">V</text:span> - Las personas tienen dos tipos de “capacidades” desde el punto de vista del Derecho: la capacidad jurídica o legal y la capacidad de obrar.</text:p>
      <text:p text:style-name="P5"/>
      <text:p text:style-name="P7">PARTICIPACIÓN EN FORO: (2,5 puntos) – Trabajo de investigación <text:line-break/></text:p>
      <text:p text:style-name="P17">1.- Un trabajador que reclama una pretensión judicialmente ( “pide” algo a lo que cree que tiene derecho) y tras haberle sido denegada en el SMAC, <text:span text:style-name="T26">¿</text:span>puede acudir al Juzgado de lo Social? Explica el proceso a seguir para interponer demanda ante el juzgado de lo social. ( Se trata de un trabajo de investigación):</text:p>
      <text:p text:style-name="P22"><text:s/></text:p>
      <text:p text:style-name="P11"><text:span text:style-name="T27">U</text:span>na vez celebrado o intentado el acto de conciliación o mediación sin avenencia, deberá el trabajador presentar la correspondiente demanda ante el Juzgado de lo Social, aportando el justificante del resultado del acto de conciliación o mediación, de tenerlo; en otro caso, deberá aportarlo en el plazo de quince días, contados a partir del siguiente al de la notificación.</text:p>
      <text:p text:style-name="P12"/>
      <text:p text:style-name="P12">Puede efectuarla el trabajador solo o asesorado o representado por un abogado, procurador, graduado social o sindicato en su caso. Con carácter general será Juzgado competente el del lugar de prestación de los servicios o el del domicilio del demandado a elección del demandante.</text:p>
      <text:p text:style-name="P12"/>
      <text:p text:style-name="P13">(<text:span text:style-name="T23">Fuente</text:span>: https://www.mites.gob.es/es/Guia/texto/guia_7/contenidos/guia_7_17_2.htm#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1" fo:font-family="Arial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7T16:22:42.121000000</dc:date>
    <meta:editing-duration>PT1H2M47S</meta:editing-duration>
    <meta:editing-cycles>15</meta:editing-cycles>
    <meta:generator>LibreOffice/7.2.2.2$Windows_X86_64 LibreOffice_project/02b2acce88a210515b4a5bb2e46cbfb63fe97d56</meta:generator>
    <meta:initial-creator>Rocío Blasco</meta:initial-creator>
    <meta:creation-date>2023-12-01T09:02:00</meta:creation-date>
    <meta:document-statistic meta:table-count="0" meta:image-count="0" meta:object-count="0" meta:page-count="3" meta:paragraph-count="84" meta:word-count="1018" meta:character-count="6252" meta:non-whitespace-character-count="5305"/>
  </office:meta>
</office:document-meta>
</file>